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List_20_Heading">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ble Objects</text:h>
      <text:p text:style-name="P4"><text:span text:style-name="Emphasis">class </text:span><text:span text:style-name="Source_20_Text">Cake\ORM\Table</text:span> </text:p>
      <text:p text:style-name="Text_20_body">Table objects provide access to the collection of entities stored in a specific table. Each table in your application should have an associated Table class which is used to interact with a given table. If you do not need to customize the behavior of a given table CakePHP will generate a Table instance for you to use.</text:p>
      <text:p text:style-name="Text_20_body">Before trying to use Table objects and the ORM, you should ensure that you have configured your <text:a xlink:type="simple" xlink:href="https://book.cakephp.org/3.0/en/orm/database-basics.html#database-configuration" text:style-name="Internet_20_link" text:visited-style-name="Visited_20_Internet_20_Link">database connection</text:a>.</text:p>
      <text:section text:style-name="Sect1" text:name="basic-usage">
        <text:h text:style-name="Heading_20_2" text:outline-level="2">Basic Usage</text:h>
        <text:p text:style-name="Text_20_body">To get started, create a Table class. These classes live in <text:span text:style-name="Strong_20_Emphasis">src/Model/Table</text:span>. Tables are a type model collection specific to relational databases, and the main interface to your database in CakePHP’s ORM. The most basic table class would look like:</text:p>
        <text:p text:style-name="Preformatted_20_Text">// src/Model/Table/ArticlesTable.php</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3">}</text:p>
        <text:p text:style-name="Text_20_body">Note that we did not tell the ORM which table to use for our class. By convention table objects will use a table that matches the lower cased and underscored version of the class name. In the above example the <text:span text:style-name="Source_20_Text">articles</text:span> table will be used. If our table class was named <text:span text:style-name="Source_20_Text">BlogPosts</text:span> your table should be named <text:span text:style-name="Source_20_Text">blog_posts</text:span>. You can specify the table to use by using the <text:span text:style-name="Source_20_Text">setTable()</text:span> method:</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
        <text:p text:style-name="Preformatted_20_Text"><text:s text:c="4"/>public function initialize(array $config)</text:p>
        <text:p text:style-name="Preformatted_20_Text"><text:s text:c="4"/>{</text:p>
        <text:p text:style-name="Preformatted_20_Text"><text:s text:c="8"/>$this-&gt;setTable('my_table');</text:p>
        <text:p text:style-name="Preformatted_20_Text"/>
        <text:p text:style-name="Preformatted_20_Text"><text:s text:c="8"/>// Prior to 3.4.0</text:p>
        <text:p text:style-name="Preformatted_20_Text"><text:s text:c="8"/>$this-&gt;table('my_table');</text:p>
        <text:p text:style-name="Preformatted_20_Text"><text:s text:c="4"/>}</text:p>
        <text:p text:style-name="Preformatted_20_Text"/>
        <text:p text:style-name="P3">}</text:p>
        <text:p text:style-name="Text_20_body">No inflection conventions will be applied when specifying a table. By convention the ORM also expects each table to have a primary key with the name of <text:span text:style-name="Source_20_Text">id</text:span>. If you need to modify this you can use the <text:span text:style-name="Source_20_Text">setPrimaryKey()</text:span> method:</text:p>
        <text:p text:style-name="Preformatted_20_Text"><text:soft-page-break/>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setPrimaryKey('my_id');</text:p>
        <text:p text:style-name="Preformatted_20_Text"/>
        <text:p text:style-name="Preformatted_20_Text"><text:s text:c="8"/>// Prior to 3.4.0</text:p>
        <text:p text:style-name="Preformatted_20_Text"><text:s text:c="8"/>$this-&gt;primaryKey('my_id');</text:p>
        <text:p text:style-name="Preformatted_20_Text"><text:s text:c="4"/>}</text:p>
        <text:p text:style-name="P3">}</text:p>
        <text:section text:style-name="Sect1" text:name="customizing-the-entity-class-a-table-uses">
          <text:h text:style-name="Heading_20_3" text:outline-level="3">Customizing the Entity Class a Table Uses</text:h>
          <text:p text:style-name="Text_20_body">By default table objects use an entity class based on naming conventions. For example if your table class is called <text:span text:style-name="Source_20_Text">ArticlesTable</text:span> the entity would be <text:span text:style-name="Source_20_Text">Article</text:span>. If the table class was <text:span text:style-name="Source_20_Text">PurchaseOrdersTable</text:span> the entity would be <text:span text:style-name="Source_20_Text">PurchaseOrder</text:span>. If however, you want to use an entity that doesn’t follow the conventions you can use the <text:span text:style-name="Source_20_Text">setEntityClass()</text:span> method to change things up:</text:p>
          <text:p text:style-name="Preformatted_20_Text">class PurchaseOrd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setEntityClass('App\Model\Entity\PO');</text:p>
          <text:p text:style-name="Preformatted_20_Text"/>
          <text:p text:style-name="Preformatted_20_Text"><text:s text:c="8"/>// Prior to 3.4.0</text:p>
          <text:p text:style-name="Preformatted_20_Text"><text:s text:c="8"/>$this-&gt;entityClass('App\Model\Entity\PO');</text:p>
          <text:p text:style-name="Preformatted_20_Text"><text:s text:c="4"/>}</text:p>
          <text:p text:style-name="P3">}</text:p>
          <text:p text:style-name="Text_20_body">As seen in the examples above Table objects have an <text:span text:style-name="Source_20_Text">initialize()</text:span> method which is called at the end of the constructor. It is recommended that you use this method to do initialization logic instead of overriding the constructor.</text:p>
        </text:section>
        <text:section text:style-name="Sect1" text:name="getting-instances-of-a-table-class">
          <text:h text:style-name="Heading_20_3" text:outline-level="3">Getting Instances of a Table Class</text:h>
          <text:p text:style-name="Text_20_body">Before you can query a table, you’ll need to get an instance of the table. You can do this by using the <text:span text:style-name="Source_20_Text">TableRegistry</text:span> class:</text:p>
          <text:p text:style-name="Preformatted_20_Text">// In a controller or table method.</text:p>
          <text:p text:style-name="Preformatted_20_Text">use Cake\ORM\TableRegistry;</text:p>
          <text:p text:style-name="Preformatted_20_Text"/>
          <text:p text:style-name="P3">$articles = TableRegistry::get('Articles');</text:p>
          <text:p text:style-name="Text_20_body">The TableRegistry class provides the various dependencies for constructing a table, and maintains a registry of all the constructed table instances making it easier to build relations and configure the ORM. See <text:a xlink:type="simple" xlink:href="https://book.cakephp.org/3.0/en/orm/table-objects.html#table-registry-usage" text:style-name="Internet_20_link" text:visited-style-name="Visited_20_Internet_20_Link">Using the TableRegistry</text:a> for more information.</text:p>
          <text:p text:style-name="Text_20_body">If your table class is in a plugin, be sure to use the correct name for your table class. Failing to do so can result in validation rules, or callbacks not being triggered as a default <text:soft-page-break/>class is used instead of your actual class. To correctly load plugin table classes use the following:</text:p>
          <text:p text:style-name="Preformatted_20_Text">// Plugin table</text:p>
          <text:p text:style-name="Preformatted_20_Text">$articlesTable = TableRegistry::get('PluginName.Articles');</text:p>
          <text:p text:style-name="Preformatted_20_Text"/>
          <text:p text:style-name="Preformatted_20_Text">// Vendor prefixed plugin table</text:p>
          <text:p text:style-name="P3">$articlesTable = TableRegistry::get('VendorName/PluginName.Articles');</text:p>
        </text:section>
      </text:section>
      <text:section text:style-name="Sect1" text:name="lifecycle-callbacks">
        <text:h text:style-name="Heading_20_2" text:outline-level="2"><text:bookmark text:name="table-callbacks"/>Lifecycle Callbacks</text:h>
        <text:p text:style-name="Text_20_body">As you have seen above table objects trigger a number of events. Events are useful if you want to hook into the ORM and add logic in without subclassing or overriding methods. Event listeners can be defined in table or behavior classes. You can also use a table’s event manager to bind listeners in.</text:p>
        <text:p text:style-name="Text_20_body">When using callback methods behaviors attached in the <text:span text:style-name="Source_20_Text">initialize()</text:span> method will have their listeners fired <text:span text:style-name="Strong_20_Emphasis">before</text:span> the table callback methods are triggered. This follows the same sequencing as controllers &amp; components.</text:p>
        <text:p text:style-name="Text_20_body">To add an event listener to a Table class or Behavior simply implement the method signatures as described below. See the <text:a xlink:type="simple" xlink:href="https://book.cakephp.org/3.0/en/core-libraries/events.html" text:style-name="Internet_20_link" text:visited-style-name="Visited_20_Internet_20_Link">Events System</text:a> for more detail on how to use the events subsystem.</text:p>
        <text:section text:style-name="Sect1" text:name="event-list">
          <text:h text:style-name="Heading_20_3" text:outline-level="3">Event List</text:h>
          <text:list xml:id="list5783177667350911161" text:style-name="L1">
            <text:list-item>
              <text:p text:style-name="P2"><text:span text:style-name="Source_20_Text">Model.initialize</text:span> </text:p>
            </text:list-item>
            <text:list-item>
              <text:p text:style-name="P2"><text:span text:style-name="Source_20_Text">Model.beforeMarshal</text:span> </text:p>
            </text:list-item>
            <text:list-item>
              <text:p text:style-name="P2"><text:span text:style-name="Source_20_Text">Model.beforeFind</text:span> </text:p>
            </text:list-item>
            <text:list-item>
              <text:p text:style-name="P2"><text:span text:style-name="Source_20_Text">Model.buildValidator</text:span> </text:p>
            </text:list-item>
            <text:list-item>
              <text:p text:style-name="P2"><text:span text:style-name="Source_20_Text">Model.buildRules</text:span> </text:p>
            </text:list-item>
            <text:list-item>
              <text:p text:style-name="P2"><text:span text:style-name="Source_20_Text">Model.beforeRules</text:span> </text:p>
            </text:list-item>
            <text:list-item>
              <text:p text:style-name="P2"><text:span text:style-name="Source_20_Text">Model.afterRules</text:span> </text:p>
            </text:list-item>
            <text:list-item>
              <text:p text:style-name="P2"><text:span text:style-name="Source_20_Text">Model.beforeSave</text:span> </text:p>
            </text:list-item>
            <text:list-item>
              <text:p text:style-name="P2"><text:span text:style-name="Source_20_Text">Model.afterSave</text:span> </text:p>
            </text:list-item>
            <text:list-item>
              <text:p text:style-name="P2"><text:span text:style-name="Source_20_Text">Model.afterSaveCommit</text:span> </text:p>
            </text:list-item>
            <text:list-item>
              <text:p text:style-name="P2"><text:span text:style-name="Source_20_Text">Model.beforeDelete</text:span> </text:p>
            </text:list-item>
            <text:list-item>
              <text:p text:style-name="P2"><text:span text:style-name="Source_20_Text">Model.afterDelete</text:span> </text:p>
            </text:list-item>
            <text:list-item>
              <text:p text:style-name="P1"><text:span text:style-name="Source_20_Text">Model.afterDeleteCommit</text:span> </text:p>
            </text:list-item>
          </text:list>
        </text:section>
        <text:section text:style-name="Sect1" text:name="initialize">
          <text:h text:style-name="Heading_20_3" text:outline-level="3">initialize</text:h>
          <text:p text:style-name="P4"><text:bookmark text:name="Cake\ORM\Table::initialize"/><text:span text:style-name="Source_20_Text">Cake\ORM\Table::initialize</text:span>(<text:span text:style-name="Emphasis">Event $event</text:span>, <text:span text:style-name="Emphasis">ArrayObject $data</text:span>, <text:span text:style-name="Emphasis">ArrayObject $options</text:span>) </text:p>
          <text:p text:style-name="Text_20_body">The <text:span text:style-name="Source_20_Text">Model.initialize</text:span> event is fired after the constructor and initialize methods are called. The <text:span text:style-name="Source_20_Text">Table</text:span> classes do not listen to this event by default, and instead use the <text:span text:style-name="Source_20_Text">initialize</text:span> hook method.</text:p>
          <text:p text:style-name="Text_20_body"><text:soft-page-break/>To respond to the <text:span text:style-name="Source_20_Text">Model.initialize</text:span> event you can create a listener class which implements <text:span text:style-name="Source_20_Text">EventListenerInterface</text:span>:</text:p>
          <text:p text:style-name="Preformatted_20_Text">use Cake\Event\EventListenerInterface;</text:p>
          <text:p text:style-name="Preformatted_20_Text">class ModelInitializeListener implements EventListenerInterface</text:p>
          <text:p text:style-name="Preformatted_20_Text">{</text:p>
          <text:p text:style-name="Preformatted_20_Text"><text:s text:c="4"/>public function implementedEvents()</text:p>
          <text:p text:style-name="Preformatted_20_Text"><text:s text:c="4"/>{</text:p>
          <text:p text:style-name="Preformatted_20_Text"><text:s text:c="8"/>return array(</text:p>
          <text:p text:style-name="Preformatted_20_Text"><text:s text:c="12"/>'Model.initialize' =&gt; 'initializeEvent',</text:p>
          <text:p text:style-name="Preformatted_20_Text"><text:s text:c="8"/>);</text:p>
          <text:p text:style-name="Preformatted_20_Text"><text:s text:c="4"/>}</text:p>
          <text:p text:style-name="Preformatted_20_Text"><text:s text:c="4"/>public function initializeEvent($event)</text:p>
          <text:p text:style-name="Preformatted_20_Text"><text:s text:c="4"/>{</text:p>
          <text:p text:style-name="Preformatted_20_Text"><text:s text:c="8"/>$table = $event-&gt;getSubject();</text:p>
          <text:p text:style-name="Preformatted_20_Text"><text:s text:c="8"/>// do something here</text:p>
          <text:p text:style-name="Preformatted_20_Text"><text:s text:c="4"/>}</text:p>
          <text:p text:style-name="P3">}</text:p>
          <text:p text:style-name="Text_20_body">and attach the listener to the <text:span text:style-name="Source_20_Text">EventManager</text:span> as below:</text:p>
          <text:p text:style-name="Preformatted_20_Text">use Cake\Event\EventManager;</text:p>
          <text:p text:style-name="Preformatted_20_Text">$listener = new ModelInitializeListener();</text:p>
          <text:p text:style-name="P3">EventManager::instance()-&gt;attach($listener);</text:p>
          <text:p text:style-name="Text_20_body">This will call the <text:span text:style-name="Source_20_Text">initializeEvent</text:span> when any <text:span text:style-name="Source_20_Text">Table</text:span> class is constructed.</text:p>
        </text:section>
        <text:section text:style-name="Sect1" text:name="beforemarshal">
          <text:h text:style-name="Heading_20_3" text:outline-level="3">beforeMarshal</text:h>
          <text:p text:style-name="P4"><text:bookmark text:name="Cake\ORM\Table::beforeMarshal"/><text:span text:style-name="Source_20_Text">Cake\ORM\Table::beforeMarshal</text:span>(<text:span text:style-name="Emphasis">Event $event</text:span>, <text:span text:style-name="Emphasis">ArrayObject $data</text:span>, <text:span text:style-name="Emphasis">ArrayObject $options</text:span>) </text:p>
          <text:p text:style-name="Text_20_body">The <text:span text:style-name="Source_20_Text">Model.beforeMarshal</text:span> event is fired before request data is converted into entities. See the <text:a xlink:type="simple" xlink:href="https://book.cakephp.org/3.0/en/orm/saving-data.html#before-marshal" text:style-name="Internet_20_link" text:visited-style-name="Visited_20_Internet_20_Link">Modifying Request Data Before Building Entities</text:a> documentation for more information.</text:p>
        </text:section>
        <text:section text:style-name="Sect1" text:name="beforefind">
          <text:h text:style-name="Heading_20_3" text:outline-level="3">beforeFind</text:h>
          <text:p text:style-name="P4"><text:bookmark text:name="Cake\ORM\Table::beforeFind"/><text:span text:style-name="Source_20_Text">Cake\ORM\Table::beforeFind</text:span>(<text:span text:style-name="Emphasis">Event $event</text:span>, <text:span text:style-name="Emphasis">Query $query</text:span>, <text:span text:style-name="Emphasis">ArrayObject $options</text:span>, <text:span text:style-name="Emphasis">$primary</text:span>) </text:p>
          <text:p text:style-name="Text_20_body">The <text:span text:style-name="Source_20_Text">Model.beforeFind</text:span> event is fired before each find operation. By stopping the event and supplying a return value you can bypass the find operation entirely. Any changes done to the $query instance will be retained for the rest of the find. The <text:span text:style-name="Source_20_Text">$primary</text:span> parameter indicates whether or not this is the root query, or an associated query. All associations participating in a query will have a <text:span text:style-name="Source_20_Text">Model.beforeFind</text:span> event triggered. For associations that use joins, a dummy query will be provided. In your event listener you can set additional fields, conditions, joins or result formatters. These options/features will be copied onto the root query.</text:p>
          <text:p text:style-name="Text_20_body">You might use this callback to restrict find operations based on a user’s role, or make caching decisions based on the current load.</text:p>
          <text:p text:style-name="Text_20_body"><text:soft-page-break/>In previous versions of CakePHP there was an <text:span text:style-name="Source_20_Text">afterFind</text:span> callback, this has been replaced with the <text:a xlink:type="simple" xlink:href="https://book.cakephp.org/3.0/en/orm/retrieving-data-and-resultsets.html#map-reduce" text:style-name="Internet_20_link" text:visited-style-name="Visited_20_Internet_20_Link">Modifying Results with Map/Reduce</text:a> features and entity constructors.</text:p>
        </text:section>
        <text:section text:style-name="Sect1" text:name="buildvalidator">
          <text:h text:style-name="Heading_20_3" text:outline-level="3">buildValidator</text:h>
          <text:p text:style-name="P4"><text:bookmark text:name="Cake\ORM\Table::buildValidator"/><text:span text:style-name="Source_20_Text">Cake\ORM\Table::buildValidator</text:span>(<text:span text:style-name="Emphasis">Event $event</text:span>, <text:span text:style-name="Emphasis">Validator $validator</text:span>, <text:span text:style-name="Emphasis">$name</text:span>) </text:p>
          <text:p text:style-name="Text_20_body">The <text:span text:style-name="Source_20_Text">Model.buildValidator</text:span> event is fired when <text:span text:style-name="Source_20_Text">$name</text:span> validator is created. Behaviors, can use this hook to add in validation methods.</text:p>
        </text:section>
        <text:section text:style-name="Sect1" text:name="buildrules">
          <text:h text:style-name="Heading_20_3" text:outline-level="3">buildRules</text:h>
          <text:p text:style-name="P4"><text:bookmark text:name="Cake\ORM\Table::buildRules"/><text:span text:style-name="Source_20_Text">Cake\ORM\Table::buildRules</text:span>(<text:span text:style-name="Emphasis">Event $event</text:span>, <text:span text:style-name="Emphasis">RulesChecker $rules</text:span>) </text:p>
          <text:p text:style-name="Text_20_body">The <text:span text:style-name="Source_20_Text">Model.buildRules</text:span> event is fired after a rules instance has been created and after the table’s <text:span text:style-name="Source_20_Text">buildRules()</text:span> method has been called.</text:p>
        </text:section>
        <text:section text:style-name="Sect1" text:name="beforerules">
          <text:h text:style-name="Heading_20_3" text:outline-level="3">beforeRules</text:h>
          <text:p text:style-name="P4"><text:bookmark text:name="Cake\ORM\Table::beforeRules"/><text:span text:style-name="Source_20_Text">Cake\ORM\Table::beforeRules</text:span>(<text:span text:style-name="Emphasis">Event $event</text:span>, <text:span text:style-name="Emphasis">EntityInterface $entity</text:span>, <text:span text:style-name="Emphasis">ArrayObject $options</text:span>, <text:span text:style-name="Emphasis">$operation</text:span>) </text:p>
          <text:p text:style-name="Text_20_body">The <text:span text:style-name="Source_20_Text">Model.beforeRules</text:span> event is fired before an entity has had rules applied. By stopping this event, you can halt the rules checking and set the result of applying rules.</text:p>
        </text:section>
        <text:section text:style-name="Sect1" text:name="afterrules">
          <text:h text:style-name="Heading_20_3" text:outline-level="3">afterRules</text:h>
          <text:p text:style-name="P4"><text:bookmark text:name="Cake\ORM\Table::afterRules"/><text:span text:style-name="Source_20_Text">Cake\ORM\Table::afterRules</text:span>(<text:span text:style-name="Emphasis">Event $event</text:span>, <text:span text:style-name="Emphasis">EntityInterface $entity</text:span>, <text:span text:style-name="Emphasis">ArrayObject $options</text:span>, <text:span text:style-name="Emphasis">$result</text:span>, <text:span text:style-name="Emphasis">$operation</text:span>) </text:p>
          <text:p text:style-name="Text_20_body">The <text:span text:style-name="Source_20_Text">Model.afterRules</text:span> event is fired after an entity has rules applied. By stopping this event, you can return the final value of the rules checking operation.</text:p>
        </text:section>
        <text:section text:style-name="Sect1" text:name="beforesave">
          <text:h text:style-name="Heading_20_3" text:outline-level="3">beforeSave</text:h>
          <text:p text:style-name="P4"><text:bookmark text:name="Cake\ORM\Table::beforeSave"/><text:span text:style-name="Source_20_Text">Cake\ORM\Table::beforeSave</text:span>(<text:span text:style-name="Emphasis">Event $event</text:span>, <text:span text:style-name="Emphasis">EntityInterface $entity</text:span>, <text:span text:style-name="Emphasis">ArrayObject $options</text:span>) </text:p>
          <text:p text:style-name="Text_20_body">The <text:span text:style-name="Source_20_Text">Model.beforeSave</text:span> event is fired before each entity is saved. Stopping this event will abort the save operation. When the event is stopped the result of the event will be returned. How to stop an event is documented <text:a xlink:type="simple" xlink:href="https://book.cakephp.org/3.0/en/core-libraries/events.html#stopping-events" text:style-name="Internet_20_link" text:visited-style-name="Visited_20_Internet_20_Link">here</text:a>.</text:p>
        </text:section>
        <text:section text:style-name="Sect1" text:name="aftersave">
          <text:h text:style-name="Heading_20_3" text:outline-level="3">afterSave</text:h>
          <text:p text:style-name="P4"><text:bookmark text:name="Cake\ORM\Table::afterSave"/><text:span text:style-name="Source_20_Text">Cake\ORM\Table::afterSave</text:span>(<text:span text:style-name="Emphasis">Event $event</text:span>, <text:span text:style-name="Emphasis">EntityInterface $entity</text:span>, <text:span text:style-name="Emphasis">ArrayObject $options</text:span>) </text:p>
          <text:p text:style-name="Text_20_body">The <text:span text:style-name="Source_20_Text">Model.afterSave</text:span> event is fired after an entity is saved.</text:p>
        </text:section>
        <text:section text:style-name="Sect1" text:name="aftersavecommit">
          <text:h text:style-name="Heading_20_3" text:outline-level="3"><text:soft-page-break/>afterSaveCommit</text:h>
          <text:p text:style-name="P4"><text:bookmark text:name="Cake\ORM\Table::afterSaveCommit"/><text:span text:style-name="Source_20_Text">Cake\ORM\Table::afterSaveCommit</text:span>(<text:span text:style-name="Emphasis">Event $event</text:span>, <text:span text:style-name="Emphasis">EntityInterface $entity</text:span>, <text:span text:style-name="Emphasis">ArrayObject $options</text:span>) </text:p>
          <text:p text:style-name="Text_20_body">The <text:span text:style-name="Source_20_Text">Model.afterSaveCommit</text:span> event is fired after the transaction in which the save operation is wrapped has been committed. It’s also triggered for non atomic saves where database operations are implicitly committed. The event is triggered only for the primary table on which <text:span text:style-name="Source_20_Text">save()</text:span> is directly called. The event is not triggered if a transaction is started before calling save.</text:p>
        </text:section>
        <text:section text:style-name="Sect1" text:name="beforedelete">
          <text:h text:style-name="Heading_20_3" text:outline-level="3">beforeDelete</text:h>
          <text:p text:style-name="P4"><text:bookmark text:name="Cake\ORM\Table::beforeDelete"/><text:span text:style-name="Source_20_Text">Cake\ORM\Table::beforeDelete</text:span>(<text:span text:style-name="Emphasis">Event $event</text:span>, <text:span text:style-name="Emphasis">EntityInterface $entity</text:span>, <text:span text:style-name="Emphasis">ArrayObject $options</text:span>) </text:p>
          <text:p text:style-name="Text_20_body">The <text:span text:style-name="Source_20_Text">Model.beforeDelete</text:span> event is fired before an entity is deleted. By stopping this event you will abort the delete operation. When the event is stopped the result of the event will be returned. How to stop an event is documented <text:a xlink:type="simple" xlink:href="https://book.cakephp.org/3.0/en/core-libraries/events.html#stopping-events" text:style-name="Internet_20_link" text:visited-style-name="Visited_20_Internet_20_Link">here</text:a>.</text:p>
        </text:section>
        <text:section text:style-name="Sect1" text:name="afterdelete">
          <text:h text:style-name="Heading_20_3" text:outline-level="3">afterDelete</text:h>
          <text:p text:style-name="P4"><text:bookmark text:name="Cake\ORM\Table::afterDelete"/><text:span text:style-name="Source_20_Text">Cake\ORM\Table::afterDelete</text:span>(<text:span text:style-name="Emphasis">Event $event</text:span>, <text:span text:style-name="Emphasis">EntityInterface $entity</text:span>, <text:span text:style-name="Emphasis">ArrayObject $options</text:span>) </text:p>
          <text:p text:style-name="Text_20_body">The <text:span text:style-name="Source_20_Text">Model.afterDelete</text:span> event is fired after an entity has been deleted.</text:p>
        </text:section>
        <text:section text:style-name="Sect1" text:name="afterdeletecommit">
          <text:h text:style-name="Heading_20_3" text:outline-level="3">afterDeleteCommit</text:h>
          <text:p text:style-name="P4"><text:bookmark text:name="Cake\ORM\Table::afterDeleteCommit"/><text:span text:style-name="Source_20_Text">Cake\ORM\Table::afterDeleteCommit</text:span>(<text:span text:style-name="Emphasis">Event $event</text:span>, <text:span text:style-name="Emphasis">EntityInterface $entity</text:span>, <text:span text:style-name="Emphasis">ArrayObject $options</text:span>) </text:p>
          <text:p text:style-name="Text_20_body">The <text:span text:style-name="Source_20_Text">Model.afterDeleteCommit</text:span> event is fired after the transaction in which the delete operation is wrapped has been is committed. It’s also triggered for non atomic deletes where database operations are implicitly committed. The event is triggered only for the primary table on which <text:span text:style-name="Source_20_Text">delete()</text:span> is directly called. The event is not triggered if a transaction is started before calling delete.</text:p>
        </text:section>
      </text:section>
      <text:section text:style-name="Sect1" text:name="behaviors">
        <text:h text:style-name="Heading_20_2" text:outline-level="2">Behaviors</text:h>
        <text:p text:style-name="P4"><text:bookmark text:name="Cake\ORM\Table::addBehavior"/><text:span text:style-name="Source_20_Text">Cake\ORM\Table::addBehavior</text:span>(<text:span text:style-name="Emphasis">$name</text:span>, <text:span text:style-name="Emphasis">array $options = []</text:span>) </text:p>
        <text:p text:style-name="Text_20_body">Behaviors provide an easy way to create horizontally re-usable pieces of logic related to table classes. You may be wondering why behaviors are regular classes and not traits. The primary reason for this is event listeners. While traits would allow for re-usable pieces of logic, they would complicate binding events.</text:p>
        <text:p text:style-name="Text_20_body">To add a behavior to your table you can call the <text:span text:style-name="Source_20_Text">addBehavior()</text:span> method. Generally the best place to do this is in the <text:span text:style-name="Source_20_Text">initialize()</text:span> method:</text:p>
        <text:p text:style-name="Preformatted_20_Text"><text:soft-page-break/>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4"/>}</text:p>
        <text:p text:style-name="P3">}</text:p>
        <text:p text:style-name="Text_20_body">As with associations, you can use <text:a xlink:type="simple" xlink:href="https://book.cakephp.org/3.0/en/appendices/glossary.html#term-plugin-syntax" text:style-name="Internet_20_link" text:visited-style-name="Visited_20_Internet_20_Link">plugin syntax</text:a> and provide additional configuration options:</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 [</text:p>
        <text:p text:style-name="Preformatted_20_Text"><text:s text:c="12"/>'events' =&gt; [</text:p>
        <text:p text:style-name="Preformatted_20_Text"><text:s text:c="16"/>'Model.beforeSave' =&gt; [</text:p>
        <text:p text:style-name="Preformatted_20_Text"><text:s text:c="20"/>'created_at' =&gt; 'new',</text:p>
        <text:p text:style-name="Preformatted_20_Text"><text:s text:c="20"/>'modified_at' =&gt; 'always'</text:p>
        <text:p text:style-name="Preformatted_20_Text"><text:s text:c="16"/>]</text:p>
        <text:p text:style-name="Preformatted_20_Text"><text:s text:c="12"/>]</text:p>
        <text:p text:style-name="Preformatted_20_Text"><text:s text:c="8"/>]);</text:p>
        <text:p text:style-name="Preformatted_20_Text"><text:s text:c="4"/>}</text:p>
        <text:p text:style-name="P3">}</text:p>
        <text:p text:style-name="Text_20_body">You can find out more about behaviors, including the behaviors provided by CakePHP in the chapter on <text:a xlink:type="simple" xlink:href="https://book.cakephp.org/3.0/en/orm/behaviors.html" text:style-name="Internet_20_link" text:visited-style-name="Visited_20_Internet_20_Link">Behaviors</text:a>.</text:p>
      </text:section>
      <text:section text:style-name="Sect1" text:name="configuring-connections">
        <text:h text:style-name="Heading_20_2" text:outline-level="2"><text:bookmark text:name="configuring-table-connections"/>Configuring Connections</text:h>
        <text:p text:style-name="Text_20_body">By default all table instances use the <text:span text:style-name="Source_20_Text">default</text:span> database connection. If your application uses multiple database connections you will want to configure which tables use which connections. This is the <text:span text:style-name="Source_20_Text">defaultConnectionName()</text:span> method:</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static function defaultConnectionName() {</text:p>
        <text:p text:style-name="Preformatted_20_Text"><text:s text:c="8"/>return 'replica_db';</text:p>
        <text:p text:style-name="Preformatted_20_Text"><text:s text:c="4"/>}</text:p>
        <text:p text:style-name="P3">}</text:p>
        <text:p text:style-name="Text_20_body">The <text:span text:style-name="Source_20_Text">defaultConnectionName()</text:span> method <text:span text:style-name="Strong_20_Emphasis">must</text:span> be static.</text:p>
      </text:section>
      <text:section text:style-name="Sect1" text:name="using-the-tableregistry">
        <text:h text:style-name="Heading_20_2" text:outline-level="2"><text:bookmark text:name="table-registry-usage"/><text:soft-page-break/>Using the TableRegistry</text:h>
        <text:p text:style-name="P4"><text:bookmark text:name="Cake\ORM\TableRegistry"/><text:span text:style-name="Emphasis">class </text:span><text:span text:style-name="Source_20_Text">Cake\ORM\TableRegistry</text:span> </text:p>
        <text:p text:style-name="Text_20_body">As we’ve seen earlier, the TableRegistry class provides an easy way to use factory/registry for accessing your applications table instances. It provides a few other useful features as well.</text:p>
        <text:section text:style-name="Sect1" text:name="configuring-table-objects">
          <text:h text:style-name="Heading_20_3" text:outline-level="3">Configuring Table Objects</text:h>
          <text:p text:style-name="P4"><text:bookmark text:name="Cake\ORM\TableRegistry::get"/><text:span text:style-name="Emphasis">static </text:span><text:span text:style-name="Source_20_Text">Cake\ORM\TableRegistry::get</text:span>(<text:span text:style-name="Emphasis">$alias</text:span>, <text:span text:style-name="Emphasis">$config</text:span>) </text:p>
          <text:p text:style-name="Text_20_body">When loading tables from the registry you can customize their dependencies, or use mock objects by providing an <text:span text:style-name="Source_20_Text">$options</text:span> array:</text:p>
          <text:p text:style-name="Preformatted_20_Text">$articles = TableRegistry::get('Articles', [</text:p>
          <text:p text:style-name="Preformatted_20_Text"><text:s text:c="4"/>'className' =&gt; 'App\Custom\ArticlesTable',</text:p>
          <text:p text:style-name="Preformatted_20_Text"><text:s text:c="4"/>'table' =&gt; 'my_articles',</text:p>
          <text:p text:style-name="Preformatted_20_Text"><text:s text:c="4"/>'connection' =&gt; $connectionObject,</text:p>
          <text:p text:style-name="Preformatted_20_Text"><text:s text:c="4"/>'schema' =&gt; $schemaObject,</text:p>
          <text:p text:style-name="Preformatted_20_Text"><text:s text:c="4"/>'entityClass' =&gt; 'Custom\EntityClass',</text:p>
          <text:p text:style-name="Preformatted_20_Text"><text:s text:c="4"/>'eventManager' =&gt; $eventManager,</text:p>
          <text:p text:style-name="Preformatted_20_Text"><text:s text:c="4"/>'behaviors' =&gt; $behaviorRegistry</text:p>
          <text:p text:style-name="P3">]);</text:p>
          <text:p text:style-name="Text_20_body">Pay attention to the connection and schema configuration settings, they aren’t string values but objects. The connection will take an object of <text:span text:style-name="Source_20_Text">Cake\Database\Connection</text:span> and schema <text:span text:style-name="Source_20_Text">Cake\Database\Schema\Collection</text:span>.</text:p>
          <text:p text:style-name="Text_20_body">If your table also does additional configuration in its <text:span text:style-name="Source_20_Text">initialize()</text:span> method, those values will overwrite the ones provided to the registry.</text:p>
          <text:p text:style-name="Text_20_body">You can also pre-configure the registry using the <text:span text:style-name="Source_20_Text">config()</text:span> method. Configuration data is stored <text:span text:style-name="Emphasis">per alias</text:span>, and can be overridden by an object’s <text:span text:style-name="Source_20_Text">initialize()</text:span> method:</text:p>
          <text:p text:style-name="P3">TableRegistry::config('Users', ['table' =&gt; 'my_users']);</text:p>
          <text:p text:style-name="Text_20_body">You can only configure a table before or during the <text:span text:style-name="Strong_20_Emphasis">first</text:span> time you access that alias. Doing it after the registry is populated will have no effect.</text:p>
        </text:section>
        <text:section text:style-name="Sect1" text:name="flushing-the-registry">
          <text:h text:style-name="Heading_20_3" text:outline-level="3">Flushing the Registry</text:h>
          <text:p text:style-name="P4"><text:bookmark text:name="Cake\ORM\TableRegistry::clear"/><text:span text:style-name="Emphasis">static </text:span><text:span text:style-name="Source_20_Text">Cake\ORM\TableRegistry::clear</text:span> </text:p>
          <text:p text:style-name="Text_20_body">During test cases you may want to flush the registry. Doing so is often useful when you are using mock objects, or modifying a table’s dependencies:</text:p>
          <text:p text:style-name="P3">TableRegistry::clear();</text:p>
        </text:section>
        <text:section text:style-name="Sect1" text:name="configuring-the-namespace-to-locate-orm-classes">
          <text:h text:style-name="Heading_20_3" text:outline-level="3"><text:soft-page-break/>Configuring the Namespace to Locate ORM classes</text:h>
          <text:p text:style-name="Text_20_body">If you have not followed the conventions it is likely that your Table or Entity classes will not be detected by CakePHP. In order to fix this, you can set a namespace with the <text:span text:style-name="Source_20_Text">Cake\Core\Configure::write</text:span> method. As an example:</text:p>
          <text:p text:style-name="Preformatted_20_Text">/src</text:p>
          <text:p text:style-name="Preformatted_20_Text"><text:s text:c="4"/>/App</text:p>
          <text:p text:style-name="Preformatted_20_Text"><text:s text:c="8"/>/My</text:p>
          <text:p text:style-name="Preformatted_20_Text"><text:s text:c="12"/>/Namespace</text:p>
          <text:p text:style-name="Preformatted_20_Text"><text:s text:c="16"/>/Model</text:p>
          <text:p text:style-name="Preformatted_20_Text"><text:s text:c="20"/>/Entity</text:p>
          <text:p text:style-name="P3"><text:s text:c="20"/>/Table</text:p>
          <text:p text:style-name="Text_20_body">Would be configured with:</text:p>
          <text:p text:style-name="P3">Cake\Core\Configure::write('App.namespace', 'App\My\Namespace');</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4:43:22.248427002</meta:creation-date>
    <dc:date>2018-04-25T14:43:34.240873788</dc:date>
    <meta:editing-duration>PT12S</meta:editing-duration>
    <meta:editing-cycles>1</meta:editing-cycles>
    <meta:document-statistic meta:table-count="0" meta:image-count="0" meta:object-count="0" meta:page-count="9" meta:paragraph-count="216" meta:word-count="1892" meta:character-count="13903" meta:non-whitespace-character-count="11765"/>
    <meta:generator>LibreOffice/5.1.6.2$Linux_X86_64 LibreOffice_project/10m0$Build-2</meta:generator>
  </office:meta>
</office:document-meta>
</file>